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application/x-openoffice-gdimetafile;windows_formatname=&quot;GDIMetaFile&quot;" manifest:full-path="ObjectReplacements/Object 8"/>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宋体1" svg:font-family="宋体" style:font-family-generic="system" style:font-pitch="variable"/>
    <style:font-face style:name="微软雅黑1" svg:font-family="微软雅黑"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5.953cm"/>
        </style:tab-stops>
      </style:paragraph-properties>
    </style:style>
    <style:style style:name="P3" style:family="paragraph" style:parent-style-name="Standard">
      <style:paragraph-properties>
        <style:tab-stops>
          <style:tab-stop style:position="5.741cm"/>
        </style:tab-stops>
      </style:paragraph-properties>
    </style:style>
    <style:style style:name="P4" style:family="paragraph" style:parent-style-name="Standard">
      <style:paragraph-properties>
        <style:tab-stops>
          <style:tab-stop style:position="5.953cm"/>
        </style:tab-stops>
      </style:paragraph-properties>
    </style:style>
    <style:style style:name="P5" style:family="paragraph" style:parent-style-name="Standard">
      <style:paragraph-properties fo:margin-left="0cm" fo:margin-right="0cm" fo:text-indent="0.847cm" style:auto-text-indent="false"/>
    </style:style>
    <style:style style:name="P6" style:family="paragraph" style:parent-style-name="Standard">
      <style:paragraph-properties fo:margin-left="0cm" fo:margin-right="0cm" fo:text-indent="1.693cm" style:auto-text-indent="false"/>
    </style:style>
    <style:style style:name="P7" style:family="paragraph" style:parent-style-name="Standard">
      <style:paragraph-properties fo:margin-left="0cm" fo:margin-right="0cm" fo:text-indent="2.54cm" style:auto-text-indent="false"/>
    </style:style>
    <style:style style:name="P8" style:family="paragraph" style:parent-style-name="Heading_20_2">
      <style:text-properties fo:font-size="12pt" fo:font-weight="normal" style:font-size-asian="12pt" style:font-weight-asian="normal" style:font-size-complex="12pt"/>
    </style:style>
    <style:style style:name="P9" style:family="paragraph" style:parent-style-name="Heading_20_2" style:list-style-name="WWNum2">
      <style:paragraph-properties fo:text-align="center" style:justify-single-word="false"/>
      <style:text-properties fo:font-size="12pt" fo:font-weight="normal" style:font-size-asian="12pt" style:font-weight-asian="normal" style:font-size-complex="12pt"/>
    </style:style>
    <style:style style:name="P10" style:family="paragraph" style:parent-style-name="Heading_20_2" style:list-style-name="WWNum2" style:master-page-name="Standard">
      <style:paragraph-properties fo:text-align="center" style:justify-single-word="false" style:page-number="auto"/>
      <style:text-properties fo:font-size="12pt" fo:font-weight="normal" style:font-size-asian="12pt" style:font-weight-asian="normal" style:font-size-complex="12pt"/>
    </style:style>
    <style:style style:name="P11" style:family="paragraph" style:parent-style-name="Heading_20_2">
      <style:paragraph-properties fo:margin-left="0.635cm" fo:margin-right="0cm" fo:text-align="center" style:justify-single-word="false" fo:text-indent="0cm" style:auto-text-indent="false"/>
    </style:style>
    <style:style style:name="P12" style:family="paragraph" style:parent-style-name="Heading_20_2">
      <style:paragraph-properties fo:margin-left="0.635cm" fo:margin-right="0cm" fo:text-align="center" style:justify-single-word="false" fo:text-indent="0cm" style:auto-text-indent="false"/>
      <style:text-properties fo:font-size="12pt" fo:font-weight="normal" style:font-size-asian="12pt" style:font-weight-asian="normal" style:font-size-complex="12pt"/>
    </style:style>
    <style:style style:name="T1" style:family="text">
      <style:text-properties fo:font-size="12pt" fo:font-weight="normal" style:font-size-asian="12pt" style:font-weight-asian="normal" style:font-size-complex="12pt"/>
    </style:style>
    <style:style style:name="T2" style:family="text">
      <style:text-properties style:text-underline-style="solid" style:text-underline-width="auto" style:text-underline-color="font-color"/>
    </style:style>
    <style:style style:name="fr1" style:family="graphic" style:parent-style-name="OLE">
      <style:graphic-properties style:vertical-pos="top" style:vertical-rel="baseline" draw:ole-draw-aspect="1" draw:visible-area-top="0cm" draw:visible-area-width="10cm" draw:visible-area-height="10cm"/>
    </style:style>
    <style:style style:name="fr2" style:family="graphic" style:parent-style-name="Formula">
      <style:graphic-properties style:vertical-pos="middle" style:vertical-rel="text" style:horizontal-pos="from-left" style:horizontal-rel="paragraph-content" draw:ole-draw-aspect="1" draw:visible-area-top="0cm" draw:visible-area-width="10cm" draw:visible-area-height="10cm"/>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89536861" text:style-name="WWNum2">
        <text:list-header>
          <text:h text:style-name="P10" text:outline-level="2">Biorhythms</text:h>
        </text:list-header>
      </text:list>
      <text:p text:style-name="P1"><text:a xlink:type="simple" xlink:href="http://acm.nyist.net/JudgeOnline/problem.php?pid=151">http://acm.nyist.net/JudgeOnline/problem.php?pid=151</text:a></text:p>
      <text:h text:style-name="P8" text:outline-level="2">很经典的中国剩余问题。</text:h>
      <text:h text:style-name="P8" text:outline-level="2">题目大意是：人的体力、情绪和智力都是有周期的，分别是23天、28天和33天。分别给出你体力、情绪和智力最高值过后的天数p、e、d，然后让你计算下一次三者同时达到最高值的时间。</text:h>
      <text:h text:style-name="P8" text:outline-level="2">那么再次达到最高值时间为n，则有：</text:h>
      <text:h text:style-name="Heading_20_2" text:outline-level="2"><draw:frame draw:style-name="fr1" draw:name="1" text:anchor-type="as-char" svg:width="2.778cm" svg:height="1.984cm" draw:z-index="0"><draw:object-ole xlink:href="./Obj100" xlink:type="simple" xlink:show="embed" xlink:actuate="onLoad"/><draw:image xlink:href="./ObjectReplacements/Obj100" xlink:type="simple" xlink:show="embed" xlink:actuate="onLoad"/></draw:frame></text:h>
      <text:h text:style-name="Heading_20_2" text:outline-level="2"><text:span text:style-name="T1">那么</text:span><text:bookmark text:name="_GoBack"/><text:span text:style-name="T1">找到k1、k2、k3满足：</text:span></text:h>
      <text:p text:style-name="Standard">k1：k1%23==0&amp;&amp;k1%28==0&amp;&amp;k1%33==1</text:p>
      <text:p text:style-name="Standard">k2：k2%33==0&amp;&amp;k2%28==0&amp;&amp;k2%23==1</text:p>
      <text:p text:style-name="Standard">k3：k3%33==0&amp;&amp;k3%23==0&amp;&amp;k3%28==1</text:p>
      <text:p text:style-name="Standard">则n=k2*p+k3*e+k1*i+k*21252；</text:p>
      <text:p text:style-name="Standard">代码如下：</text:p>
      <text:p text:style-name="Standard">#include &lt;stdio.h&gt;<text:line-break/>int main()<text:line-break/>{<text:line-break/>int n,a,b,c,t;<text:line-break/>while(scanf("%d%d%d%d",&amp;a,&amp;b,&amp;c,&amp;t),~a)<text:line-break/>{<text:line-break/>n=(5544*a+14421*b+1288*c)%21252-t;<text:line-break/>if(n&lt;=0)<text:line-break/>n+=21252;<text:line-break/>printf("%d\n",n);<text:line-break/>}<text:line-break/>}</text:p>
      <text:list xml:id="list1941214300" text:continue-numbering="true" text:style-name="WWNum2">
        <text:list-item>
          <text:h text:style-name="P9" text:outline-level="2">韩信点兵</text:h>
        </text:list-item>
      </text:list>
      <text:p text:style-name="P1"><text:a xlink:type="simple" xlink:href="http://acm.nyist.net/JudgeOnline/problem.php?pid=34">http://acm.nyist.net/JudgeOnline/problem.php?pid=34</text:a></text:p>
      <text:p text:style-name="Standard">这个题目也是很经典的中国剩余问题类的题目，思路跟上面差不多这道题目因为数据范围很小实际上暴力就可以过，但是这个题目不失为练习中国剩余的很好题目，所以建议大家用中国剩余定理做一下。</text:p>
      <text:p text:style-name="Standard"><text:soft-page-break/>直接给出代码：</text:p>
      <text:p text:style-name="Standard">暴力求解代码：</text:p>
      <text:p text:style-name="Standard"/>
      <text:p text:style-name="Standard">#include &lt;stdio.h&gt;</text:p>
      <text:p text:style-name="Standard">main()</text:p>
      <text:p text:style-name="Standard">{</text:p>
      <text:p text:style-name="Standard"><text:s text:c="2"/>int a,b,c,n;</text:p>
      <text:p text:style-name="Standard"><text:s text:c="2"/>scanf("%d%d%d",&amp;a,&amp;b,&amp;c);</text:p>
      <text:p text:style-name="Standard"><text:s text:c="2"/>for(n=11;n&lt;100;n++)</text:p>
      <text:p text:style-name="Standard"><text:s text:c="2"/>if(n%3==a&amp;&amp;n%5==b&amp;&amp;n%7==c)</text:p>
      <text:p text:style-name="Standard"><text:s text:c="6"/>printf("%d\n",n);</text:p>
      <text:p text:style-name="Standard">} <text:s text:c="7"/></text:p>
      <text:p text:style-name="Standard">中国剩余定理思路代码：</text:p>
      <text:p text:style-name="Standard"/>
      <text:p text:style-name="Standard">#include&lt;stdio.h&gt;</text:p>
      <text:p text:style-name="Standard">int main()</text:p>
      <text:p text:style-name="Standard">{</text:p>
      <text:p text:style-name="Standard"><text:tab/>int a,b,c,m;</text:p>
      <text:p text:style-name="Standard"><text:tab/>scanf("%d %d %d",&amp;a,&amp;b,&amp;c);</text:p>
      <text:p text:style-name="Standard"><text:tab/>m=(70*a+21*b+15*c)%105;</text:p>
      <text:p text:style-name="Standard"><text:tab/>printf("%d\n",m);</text:p>
      <text:p text:style-name="Standard"><text:tab/>return 0;</text:p>
      <text:p text:style-name="Standard">} <text:s text:c="7"/></text:p>
      <text:list xml:id="list1962263600" text:continue-numbering="true" text:style-name="WWNum2">
        <text:list-item>
          <text:h text:style-name="P9" text:outline-level="2">Least Common Multiple</text:h>
        </text:list-item>
      </text:list>
      <text:p text:style-name="P1"><text:a xlink:type="simple" xlink:href="http://acm.hdu.edu.cn/showproblem.php?pid=1019">http://acm.hdu.edu.cn/showproblem.php?pid=1019</text:a></text:p>
      <text:p text:style-name="P5">这道题目是要求出多个数的最小公倍数，求n个数的最小公倍数我们最容易想到的思路就是求出两个数的最小公倍数，然后再用这个最小公倍数与第三个数球最小公倍数，依次下去就可以求出n个数的最小公倍数了。至于两个数的最小公倍数我们从上面的习题中已经可以知道方法了。</text:p>
      <text:p text:style-name="Standard">a*b=gcd(a,b)*lcm(a,b);</text:p>
      <text:p text:style-name="Standard">那么我们考虑这种方法的复杂度，会发现我们要求出n个数的gcd，那么我们又更好的选择吗？是的，想想我们小学时间最开始学习最小公倍数小、最大公约数的时候，那时间我们是怎么求的呢？我们采用了一种叫做短除法的算法。</text:p>
      <text:p text:style-name="Standard">示例如下： <text:s text:c="3"/></text:p>
      <text:p text:style-name="Standard"><text:tab/>2|__<text:span text:style-name="T2">12______16_______24_</text:span>_</text:p>
      <text:p text:style-name="P3"><text:tab/>2|<text:span text:style-name="T2"> <text:s text:c="2"/>6 <text:s text:c="6"/>8 <text:s text:c="6"/>12 <text:s/></text:span></text:p>
      <text:p text:style-name="P4"><text:tab/>2|<text:span text:style-name="T2"> <text:s text:c="2"/>3 <text:s text:c="6"/>4 <text:s text:c="6"/>6 <text:s text:c="2"/></text:span></text:p>
      <text:p text:style-name="P4">此时我们发现3 、4、 6是互质的，所以12、16、24的最小公倍数就是</text:p>
      <text:p text:style-name="P4">2*2*2*3*4*6=576</text:p>
      <text:p text:style-name="P4">当然这种方法的代码难度会略高于上一种思路。</text:p>
      <text:p text:style-name="P4">附上代码（第一种思路）：</text:p>
      <text:p text:style-name="P4">#include &lt;stdio.h&gt;</text:p>
      <text:p text:style-name="P4"><text:soft-page-break/>int gcd(int x,int y)</text:p>
      <text:p text:style-name="P4">{</text:p>
      <text:p text:style-name="P4"><text:s text:c="4"/>return x?gcd(y%x,x):y;</text:p>
      <text:p text:style-name="P4">}</text:p>
      <text:p text:style-name="P4">int main()</text:p>
      <text:p text:style-name="P4">{</text:p>
      <text:p text:style-name="P4"><text:s text:c="4"/>int i,j,n,m,ret,tem;</text:p>
      <text:p text:style-name="P4"><text:s text:c="4"/>scanf("%d",&amp;n);</text:p>
      <text:p text:style-name="P4"><text:s text:c="4"/>while(n--)</text:p>
      <text:p text:style-name="P4"><text:s text:c="4"/>{</text:p>
      <text:p text:style-name="P4"><text:s text:c="8"/>scanf("%d",&amp;m);</text:p>
      <text:p text:style-name="P4"><text:s text:c="8"/>scanf("%d",&amp;ret);</text:p>
      <text:p text:style-name="P4"><text:s text:c="8"/>m--;</text:p>
      <text:p text:style-name="P4"><text:s text:c="8"/>while(m--)</text:p>
      <text:p text:style-name="P4"><text:s text:c="8"/>{</text:p>
      <text:p text:style-name="P4"><text:s text:c="12"/>scanf("%d",&amp;tem);</text:p>
      <text:p text:style-name="P4"><text:s text:c="12"/>ret=ret/gcd(ret,tem)*tem;</text:p>
      <text:p text:style-name="P4"><text:s text:c="8"/>}</text:p>
      <text:p text:style-name="P4"/>
      <text:p text:style-name="P4"><text:s text:c="8"/>printf("%d\n",ret);</text:p>
      <text:p text:style-name="P4"><text:s text:c="4"/>}</text:p>
      <text:p text:style-name="P4">}</text:p>
      <text:list xml:id="list89785394" text:continue-numbering="true" text:style-name="WWNum2">
        <text:list-item>
          <text:h text:style-name="P9" text:outline-level="2">C Looooops</text:h>
        </text:list-item>
      </text:list>
      <text:p text:style-name="P2"><text:a xlink:type="simple" xlink:href="http://poj.org/problem?id=2115">http://poj.org/problem?id=2115</text:a></text:p>
      <text:p text:style-name="P4">扩展欧几里德，不是太裸的题目：</text:p>
      <text:p text:style-name="P4">意思是输入4个数：a, b, c, k;(0&lt;=a, b, c&lt;2^k, 1=&lt;k&lt;=32)</text:p>
      <text:p text:style-name="P4">计算是否存在x,使（a+c*x )≡ b(mod 2^k)；如果存在输出x,否则输出FOREVER;</text:p>
      <text:p text:style-name="P4"/>
      <text:p text:style-name="P4">思路：首先知道存在temp使(a+temp)≡ b(mod 2^k)；可得，temp = (b-a)%(2^k);现在问题是计算是否存在x,使x*c ≡ temp(mod 2^k)；也就是求x*c-(x*c/(2^k)) * 2^k = temp - (temp/2^k) * 2^k;</text:p>
      <text:p text:style-name="P4">既x*c-(x*c/(2^k) - temp / (2^k))*(2^k) = temp;既x*c-y*(2^k) = temp;因为c, k, temp都以知，（就是二元一次方程组（a*x0+b*y0=c的形式,知道如果（GCD(a, b)若不能整除c,可以判断方程无解））</text:p>
      <text:p text:style-name="P4">现在问题是计算x，计算gcd = gcd(c, 2^k),先判断是否有解；</text:p>
      <text:p text:style-name="P4">若有解，方程两边除以gcd：因为gcd（c/gcd, 2^k/gcd）= 1,所以用扩展欧几里德算法可求出：</text:p>
      <text:p text:style-name="P4">x0*(c/gcd) + y0*(2^k/gcd) = 1;因此两边乘以temp/gcd得x*(c/gcd) + y*(2^k/gcd) = temp/gcd.</text:p>
      <text:p text:style-name="P4">此x就是满足题目（x*c ≡ temp(mod 2^k)）的解。</text:p>
      <text:p text:style-name="P4">代码：</text:p>
      <text:p text:style-name="P4"><text:soft-page-break/>#include &lt;cstdio&gt;</text:p>
      <text:p text:style-name="P4">long long extended_gcd(long long a, long long b, long long &amp;x, long long &amp;y)</text:p>
      <text:p text:style-name="P4">{</text:p>
      <text:p text:style-name="P4"><text:s text:c="4"/>long long ret, tmp;</text:p>
      <text:p text:style-name="P4"><text:s text:c="4"/>if (!b)</text:p>
      <text:p text:style-name="P4"><text:s text:c="4"/>{</text:p>
      <text:p text:style-name="P4"><text:s text:c="8"/>x = 1, y = 0;</text:p>
      <text:p text:style-name="P4"><text:s text:c="8"/>return a;</text:p>
      <text:p text:style-name="P4"><text:s text:c="4"/>}</text:p>
      <text:p text:style-name="P4"><text:s text:c="4"/>ret = extended_gcd(b, a % b, x, y);</text:p>
      <text:p text:style-name="P4"><text:s text:c="4"/>tmp = x;</text:p>
      <text:p text:style-name="P4"><text:s text:c="4"/>x = y;</text:p>
      <text:p text:style-name="P4"><text:s text:c="4"/>y = tmp - a / b * y;</text:p>
      <text:p text:style-name="P4"><text:s text:c="4"/>return ret;</text:p>
      <text:p text:style-name="P4">}</text:p>
      <text:p text:style-name="P4">long long modular_linear_equation(long long a, long long b, long long n)</text:p>
      <text:p text:style-name="P4">{</text:p>
      <text:p text:style-name="P4"><text:s text:c="4"/>long long x, y, e;</text:p>
      <text:p text:style-name="P4"><text:s text:c="4"/>long long d = extended_gcd(a, n, x, y);</text:p>
      <text:p text:style-name="P4"><text:s text:c="4"/>if (b % d) <text:s/>return -1;</text:p>
      <text:p text:style-name="P4"><text:s text:c="4"/>e = b / d * x % n + n;</text:p>
      <text:p text:style-name="P4"><text:s text:c="4"/>return e % (n / d);</text:p>
      <text:p text:style-name="P4">}</text:p>
      <text:p text:style-name="P4"/>
      <text:p text:style-name="P4">int main()</text:p>
      <text:p text:style-name="P4">{</text:p>
      <text:p text:style-name="P4"><text:s text:c="4"/>long long a, b, c, ans;</text:p>
      <text:p text:style-name="P4"><text:s text:c="4"/>int k;</text:p>
      <text:p text:style-name="P4"/>
      <text:p text:style-name="P4"><text:s text:c="4"/>while (scanf("%lld %lld %lld %d", &amp;a, &amp;b, &amp;c, &amp;k) == 4)</text:p>
      <text:p text:style-name="P4"><text:s text:c="4"/>{</text:p>
      <text:p text:style-name="P4"><text:s text:c="8"/>if (a == 0 &amp;&amp; b == 0 &amp;&amp; c == 0 &amp;&amp; k == 0)</text:p>
      <text:p text:style-name="P4"><text:s text:c="12"/>break;</text:p>
      <text:p text:style-name="P4"><text:s text:c="8"/>ans = modular_linear_equation(c, b - a, 1LL &lt;&lt; k);</text:p>
      <text:p text:style-name="P4"><text:s text:c="8"/>if (ans == -1)</text:p>
      <text:p text:style-name="P4"><text:s text:c="12"/>puts("FOREVER");</text:p>
      <text:p text:style-name="P4"><text:s text:c="8"/>else</text:p>
      <text:p text:style-name="P4"><text:s text:c="12"/>printf("%lld\n", ans);</text:p>
      <text:p text:style-name="P4"><text:s text:c="4"/>}</text:p>
      <text:p text:style-name="P4"/>
      <text:p text:style-name="P4"><text:s text:c="4"/>return 0;</text:p>
      <text:p text:style-name="P4">}</text:p>
      <text:list xml:id="list715386132" text:continue-numbering="true" text:style-name="WWNum2">
        <text:list-item>
          <text:h text:style-name="P9" text:outline-level="2"><text:soft-page-break/>兔子的烦恼(一）</text:h>
        </text:list-item>
      </text:list>
      <text:p text:style-name="P2"><text:a xlink:type="simple" xlink:href="http://acm.nyist.net/JudgeOnline/problem.php?pid=189">http://acm.nyist.net/JudgeOnline/problem.php?pid=189</text:a></text:p>
      <text:p text:style-name="P4">这个题目其实也是很简单的。模拟就能过，但是用些数论的知识会很快的解决掉的。</text:p>
      <text:p text:style-name="P4">分析：当n,m的最大公约数大于1，设最大公约数是k,不妨设m=a*k,n=b*k,那么第一轮进入的洞是0，m,2m,...(x-1)*m(不妨假设x*m&gt;n,(x-1)*m&lt;n.)。那么下一轮第一个是 x*m%n, 而x*m%n=x*a*k-b*k=（x*a-b）*k ,即说明下一轮开始的第一个也是k的倍数，而 <text:s text:c="3"/>k&gt;1，所以狼没办法遍历所有的洞，于是兔子躲过一劫！</text:p>
      <text:p text:style-name="P4"><text:s text:c="5"/>当n,m的最大公约数等于1，即互质，刚开始的证明同上，而k=1,说明狼可以遍历所有的洞，说得更白话点：只要洞口号是1的倍数，狼就可以进去。于是兔子就成了狼的美味了！</text:p>
      <text:p text:style-name="P4">代码：</text:p>
      <text:p text:style-name="P4"/>
      <text:p text:style-name="P4">#include&lt;stdio.h&gt;</text:p>
      <text:p text:style-name="P4">int gcd(int y,int x)</text:p>
      <text:p text:style-name="P4">{</text:p>
      <text:p text:style-name="P4"><text:tab/>return x?gcd(x,y%x):y;</text:p>
      <text:p text:style-name="P4">}</text:p>
      <text:p text:style-name="P4">int main()</text:p>
      <text:p text:style-name="P4">{</text:p>
      <text:p text:style-name="P4"><text:tab/>int m,n;</text:p>
      <text:p text:style-name="P4"><text:tab/>while(scanf("%d%d",&amp;m,&amp;n)!=EOF)</text:p>
      <text:p text:style-name="P4"><text:tab/>{</text:p>
      <text:p text:style-name="P4"><text:tab/><text:tab/>if(gcd(m,n)==1)</text:p>
      <text:p text:style-name="P4"><text:tab/><text:tab/><text:tab/>printf("NO\n");</text:p>
      <text:p text:style-name="P4"><text:tab/><text:tab/>else</text:p>
      <text:p text:style-name="P4"><text:tab/><text:tab/><text:tab/>printf("YES\n");</text:p>
      <text:p text:style-name="P4"><text:tab/>}</text:p>
      <text:p text:style-name="P4">}</text:p>
      <text:list xml:id="list1760404550" text:continue-numbering="true" text:style-name="WWNum2">
        <text:list-item>
          <text:h text:style-name="P9" text:outline-level="2">兔子的烦恼(二）</text:h>
        </text:list-item>
      </text:list>
      <text:h text:style-name="P11" text:outline-level="2"><text:a xlink:type="simple" xlink:href="http://acm.nyist.net/JudgeOnline/problem.php?pid=317"><text:span text:style-name="T1">http://acm.nyist.net/JudgeOnline/problem.php?pid=317</text:span></text:a></text:h>
      <text:p text:style-name="P4">这道题目同上面的题目差不多，只是比上面的略微复杂一点，思路是一样的所以直接上代码了：</text:p>
      <text:p text:style-name="P4"/>
      <text:p text:style-name="P4">#include&lt;stdio.h&gt;</text:p>
      <text:p text:style-name="P4">int gcd(int y,int x)</text:p>
      <text:p text:style-name="P4">{</text:p>
      <text:p text:style-name="P4"><text:tab/>return x?gcd(x,y%x):y;</text:p>
      <text:p text:style-name="P4">}</text:p>
      <text:p text:style-name="P4"><text:soft-page-break/>int main()</text:p>
      <text:p text:style-name="P4">{</text:p>
      <text:p text:style-name="P4"><text:tab/>int m,n,k,i;</text:p>
      <text:p text:style-name="P4"><text:tab/>while(scanf("%d%d",&amp;m,&amp;n)!=EOF)</text:p>
      <text:p text:style-name="P4"><text:tab/>{</text:p>
      <text:p text:style-name="P4"><text:tab/><text:tab/>if(gcd(m,n)==1)</text:p>
      <text:p text:style-name="P4"><text:tab/><text:tab/><text:tab/>printf("NO\n");</text:p>
      <text:p text:style-name="P4"><text:tab/><text:tab/>else</text:p>
      <text:p text:style-name="P4"><text:tab/><text:tab/>{</text:p>
      <text:p text:style-name="P4"><text:tab/><text:tab/><text:tab/>k=gcd(m,n);</text:p>
      <text:p text:style-name="P4"><text:tab/><text:tab/><text:tab/>printf("%d ",n-(n-1)/k-1);</text:p>
      <text:p text:style-name="P4"><text:tab/><text:tab/><text:tab/>i=0;</text:p>
      <text:p text:style-name="P4"><text:tab/><text:tab/><text:tab/>while(i&lt;n)</text:p>
      <text:p text:style-name="P4"><text:tab/><text:tab/><text:tab/>{</text:p>
      <text:p text:style-name="P4"><text:tab/><text:tab/><text:tab/><text:tab/>if(i%k)</text:p>
      <text:p text:style-name="P4"><text:tab/><text:tab/><text:tab/><text:tab/><text:tab/>printf("%d ",i);</text:p>
      <text:p text:style-name="P4"><text:tab/><text:tab/><text:tab/><text:tab/>++i;</text:p>
      <text:p text:style-name="P4"><text:tab/><text:tab/><text:tab/>}</text:p>
      <text:p text:style-name="P4"><text:tab/><text:tab/><text:tab/>printf("\n");</text:p>
      <text:p text:style-name="P4"><text:tab/><text:tab/>}</text:p>
      <text:p text:style-name="P4"><text:tab/>}</text:p>
      <text:p text:style-name="P4">}</text:p>
      <text:h text:style-name="P12" text:outline-level="2">10、A problem is easy</text:h>
      <text:p text:style-name="P2"><text:a xlink:type="simple" xlink:href="http://acm.nyist.net/JudgeOnline/problem.php?pid=216">http://acm.nyist.net/JudgeOnline/problem.php?pid=216</text:a></text:p>
      <text:p text:style-name="P4">这道题目的本质实际上是要你找出一个数的因子的个数的。题目大致意思是说给你一数字n然后要你找出n可以有多少种表示为i*j+i+j的形式(0&lt;i&lt;=j)，那么我们对这个问题稍作变换就可以看出，实际上是要找i*j+i+j+1=(i+1)*(j+1)=n+1，有多少整数解，那么问题也就转化为了将n+1分解为两个整数的乘积的形式。</text:p>
      <text:p text:style-name="P4">对于这样的问题，最简单的思路就是拿1到<draw:frame draw:style-name="fr2" draw:name="2" text:anchor-type="as-char" svg:width="0.686cm" svg:height="0.482cm" draw:z-index="1"><draw:object-ole xlink:href="./Object 2" xlink:type="simple" xlink:show="embed" xlink:actuate="onLoad"/><draw:image xlink:href="./ObjectReplacements/Object 2" xlink:type="simple" xlink:show="embed" xlink:actuate="onLoad"/></draw:frame>之间的数去一一试除了。当然可行，但是这里介绍一种更为快捷的办法。</text:p>
      <text:p text:style-name="P4">基于数论的一个基本定理：我们知道任何一个大于1的整数n我们都可以写作这样的形式n=<draw:frame draw:style-name="fr2" draw:name="3" text:anchor-type="as-char" svg:width="1.265cm" svg:height="1.111cm" draw:z-index="2"><draw:object-ole xlink:href="./Object 4" xlink:type="simple" xlink:show="embed" xlink:actuate="onLoad"/><draw:image xlink:href="./ObjectReplacements/Object 4" xlink:type="simple" xlink:show="embed" xlink:actuate="onLoad"/></draw:frame> 其中<draw:frame draw:style-name="fr2" draw:name="4" text:anchor-type="as-char" svg:width="0.554cm" svg:height="0.52cm" draw:z-index="3"><draw:object-ole xlink:href="./Object 6" xlink:type="simple" xlink:show="embed" xlink:actuate="onLoad"/><draw:image xlink:href="./ObjectReplacements/Object 6" xlink:type="simple" xlink:show="embed" xlink:actuate="onLoad"/></draw:frame>为n的素因子。</text:p>
      <text:p text:style-name="P4">那么这个n的因子个数就是<draw:frame draw:style-name="fr3" draw:name="5" text:anchor-type="as-char" svg:width="1.679cm" svg:height="2.815cm" draw:z-index="4"><draw:object xlink:href="./Object 8" xlink:type="simple" xlink:show="embed" xlink:actuate="onLoad"/><draw:image xlink:href="./ObjectReplacements/Object 8" xlink:type="simple" xlink:show="embed" xlink:actuate="onLoad"/></draw:frame>，利用这个结论这个题目就可以很快算出来了。</text:p>
      <text:p text:style-name="P4"><text:soft-page-break/>代码如下（采用第一种思路）：</text:p>
      <text:p text:style-name="P4"/>
      <text:p text:style-name="P4">#include &lt;stdio.h&gt;</text:p>
      <text:p text:style-name="P4">#include &lt;math.h&gt;</text:p>
      <text:p text:style-name="P4">int main()</text:p>
      <text:p text:style-name="P4">{</text:p>
      <text:p text:style-name="P4"><text:tab/>int i,j,k,l,m,n;</text:p>
      <text:p text:style-name="P4"><text:tab/>scanf("%d",&amp;m);</text:p>
      <text:p text:style-name="P4"><text:tab/>while(m--)</text:p>
      <text:p text:style-name="P4"><text:tab/>{</text:p>
      <text:p text:style-name="P4"><text:tab/><text:tab/>scanf("%d",&amp;n);</text:p>
      <text:p text:style-name="P4"><text:tab/><text:tab/>n=n+1;</text:p>
      <text:p text:style-name="P4"><text:tab/><text:tab/>l=sqrt(double(n));</text:p>
      <text:p text:style-name="P4"><text:tab/><text:tab/>for(i=2,k=0;i&lt;=l;i++)</text:p>
      <text:p text:style-name="P4"><text:tab/><text:tab/>{</text:p>
      <text:p text:style-name="P4"><text:tab/><text:tab/><text:tab/>if(n%i==0)</text:p>
      <text:p text:style-name="P4"><text:tab/><text:tab/><text:tab/><text:tab/>k++;</text:p>
      <text:p text:style-name="P4"><text:tab/><text:tab/>}</text:p>
      <text:p text:style-name="P4"><text:tab/><text:tab/>printf("%d\n",k);</text:p>
      <text:p text:style-name="P4"><text:tab/>}</text:p>
      <text:p text:style-name="P4">} <text:s text:c="15"/></text:p>
      <text:p text:style-name="P4">采用第二种思路：</text:p>
      <text:p text:style-name="P4"/>
      <text:p text:style-name="P4">#include &lt;stdio.h&gt;</text:p>
      <text:p text:style-name="P4">#include &lt;math.h&gt;</text:p>
      <text:p text:style-name="P4">#include &lt;string.h&gt;</text:p>
      <text:p text:style-name="P4">int prime[100006];</text:p>
      <text:p text:style-name="P4">int visit[100006];</text:p>
      <text:p text:style-name="P4">int pos=0;</text:p>
      <text:p text:style-name="P4">int getprime(int n)</text:p>
      <text:p text:style-name="P4">{</text:p>
      <text:p text:style-name="P4"><text:s text:c="4"/>memset(visit,0,sizeof(visit));</text:p>
      <text:p text:style-name="P4"><text:s text:c="4"/>for(long long i=2;i&lt;n;i++)</text:p>
      <text:p text:style-name="P4"><text:s text:c="4"/>{</text:p>
      <text:p text:style-name="P4"/>
      <text:p text:style-name="P4"><text:s text:c="8"/>if(!visit[i])</text:p>
      <text:p text:style-name="P4"><text:s text:c="8"/>for(long long j=i*i;j&lt;n;j+=i)</text:p>
      <text:p text:style-name="P4"><text:s text:c="8"/>{</text:p>
      <text:p text:style-name="P4"><text:s text:c="12"/>visit[j]=1;</text:p>
      <text:p text:style-name="P4"><text:s text:c="8"/>}</text:p>
      <text:p text:style-name="P4"><text:s text:c="4"/>}</text:p>
      <text:p text:style-name="P4"/>
      <text:p text:style-name="P4"/>
      <text:p text:style-name="P4"><text:s text:c="4"/>for(int i=2;i&lt;n;i++)</text:p>
      <text:p text:style-name="P4"><text:soft-page-break/><text:s text:c="4"/>{</text:p>
      <text:p text:style-name="P4"><text:s text:c="8"/>if(!visit[i])</text:p>
      <text:p text:style-name="P4"><text:s text:c="12"/>prime[pos++]=i;</text:p>
      <text:p text:style-name="P4"><text:s text:c="4"/>}</text:p>
      <text:p text:style-name="P4"><text:s text:c="4"/>return pos;</text:p>
      <text:p text:style-name="P4">}</text:p>
      <text:p text:style-name="P4">int getfs(int n)</text:p>
      <text:p text:style-name="P4">{</text:p>
      <text:p text:style-name="P4"><text:s text:c="4"/>int ans=1;</text:p>
      <text:p text:style-name="P4"><text:s text:c="4"/>for(int i=0;i&lt;pos &amp;&amp; prime[i]*prime[i]&lt;=n;i++)</text:p>
      <text:p text:style-name="P4"><text:s text:c="4"/>{</text:p>
      <text:p text:style-name="P4"><text:s text:c="8"/>int d=0;</text:p>
      <text:p text:style-name="P4"><text:s text:c="8"/>while(n%prime[i] == 0)</text:p>
      <text:p text:style-name="P4"><text:s text:c="8"/>{</text:p>
      <text:p text:style-name="P4"><text:s text:c="12"/>d++;</text:p>
      <text:p text:style-name="P4"><text:s text:c="12"/>n/=prime[i];</text:p>
      <text:p text:style-name="P4"><text:s text:c="8"/>}</text:p>
      <text:p text:style-name="P4"><text:s text:c="8"/>ans*=(d+1);</text:p>
      <text:p text:style-name="P4"><text:s text:c="4"/>}</text:p>
      <text:p text:style-name="P4"><text:s text:c="4"/>if(n!=1) ans*=2;</text:p>
      <text:p text:style-name="P4"><text:s text:c="4"/>return ans;</text:p>
      <text:p text:style-name="P4">}</text:p>
      <text:p text:style-name="P4">int main()</text:p>
      <text:p text:style-name="P4">{</text:p>
      <text:p text:style-name="P4"><text:s text:c="4"/>getprime(100005);</text:p>
      <text:p text:style-name="P4"><text:s text:c="4"/>int t;</text:p>
      <text:p text:style-name="P4"><text:s text:c="4"/>scanf("%d",&amp;t);</text:p>
      <text:p text:style-name="P4"><text:s text:c="4"/>while(t--)</text:p>
      <text:p text:style-name="P4"><text:s text:c="4"/>{</text:p>
      <text:p text:style-name="P4"><text:s text:c="8"/>int n;</text:p>
      <text:p text:style-name="P4"><text:s text:c="8"/>scanf("%d",&amp;n);</text:p>
      <text:p text:style-name="P4"><text:s text:c="7"/>printf("%d\n",(getfs(n+1)-2+1)/2);</text:p>
      <text:p text:style-name="P4"><text:s text:c="7"/>//printf("%d\n",(getfactionsum(n+1)-2+1)/2);</text:p>
      <text:p text:style-name="P4"><text:s text:c="4"/>}</text:p>
      <text:p text:style-name="P4"><text:s text:c="4"/>return 0;</text:p>
      <text:p text:style-name="P4">} <text:s/></text:p>
      <text:p text:style-name="P4"><text:tab/> <text:s text:c="7"/><text:tab/> <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宋体1" svg:font-family="宋体"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DejaVu Sans1" style:font-size-asian="10.5pt" style:language-asian="zh" style:country-asian="CN"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ab-stops>
          <style:tab-stop style:position="5.53cm"/>
        </style:tab-stops>
      </style:paragraph-properties>
      <style:text-properties fo:color="#000000"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6cm" fo:margin-bottom="0.582cm" fo:line-height="24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fo:text-align="start" style:justify-single-word="false" fo:orphans="2" fo:widows="2"/>
      <style:text-properties style:font-name="宋体" fo:font-size="18pt" fo:font-weight="bold" style:letter-kerning="false" style:font-name-asian="宋体1" style:font-size-asian="18pt" style:font-weight-asian="bold" style:font-name-complex="宋体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100%" fo:margin-left="0cm" fo:margin-right="0cm" fo:margin-top="0cm" fo:margin-bottom="0cm" fo:text-indent="0.741cm" style:auto-text-indent="false"/>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justify" style:justify-single-word="false" fo:orphans="0" fo:widows="0" style:writing-mode="lr-tb">
        <style:tab-stops>
          <style:tab-stop style:position="5.53cm"/>
        </style:tab-stops>
      </style:paragraph-properties>
      <style:text-properties fo:color="#000000" fo:font-size="12pt" style:font-size-asian="12pt" style:font-size-complex="12pt"/>
    </style:style>
    <style:style style:name="Default_20_Paragraph_20_Font" style:display-name="Default Paragraph Font" style:family="text"/>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style:style style:name="标题_20_2_20_Char" style:display-name="标题 2 Char" style:family="text" style:parent-style-name="Default_20_Paragraph_20_Font">
      <style:text-properties style:font-name="宋体" fo:font-size="18pt" fo:font-weight="bold" style:letter-kerning="false" style:font-name-asian="宋体1" style:font-size-asian="18pt" style:font-weight-asian="bold" style:font-name-complex="宋体1"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标题_20_1_20_Char" style:display-name="标题 1 Char" style:family="text" style:parent-style-name="Default_20_Paragraph_20_Font">
      <style:text-properties fo:color="#000000" fo:font-size="22pt" fo:font-weight="bold" style:letter-kerning="true" style:font-size-asian="22pt" style:font-weight-asian="bold" style:font-size-complex="22pt" style:font-weight-complex="bold"/>
    </style:style>
    <style:style style:name="Placeholder_20_Text" style:display-name="Placeholder Text" style:family="text" style:parent-style-name="Default_20_Paragraph_20_Font">
      <style:text-properties fo:color="#808080"/>
    </style:style>
    <style:style style:name="批注框文本_20_Char" style:display-name="批注框文本 Char" style:family="text" style:parent-style-name="Default_20_Paragraph_20_Font">
      <style:text-properties fo:color="#000000" fo:font-size="9pt" style:font-size-asian="9pt" style:font-size-complex="9pt"/>
    </style:style>
    <style:style style:name="标题_20_3_20_Char" style:display-name="标题 3 Char" style:family="text" style:parent-style-name="Default_20_Paragraph_20_Font">
      <style:text-properties fo:color="#000000" fo:font-size="16pt" fo:font-weight="bold" style:font-size-asian="16pt" style:font-weight-asian="bold" style:font-size-complex="16pt" style:font-weight-complex="bold"/>
    </style:style>
    <style:style style:name="ListLabel_20_1" style:display-name="ListLabel 1" style:family="text">
      <style:text-properties fo:color="#00000a" fo:font-size="18pt" style:font-name-asian="宋体1" style:font-size-asian="1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741cm" fo:margin-left="0.741cm"/>
        </style:list-level-properties>
        <style:text-properties fo:font-family="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fo:font-family="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fo:font-family="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fo:font-family="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fo:font-family="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fo:font-family="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hkddd</meta:initial-creator>
    <dc:creator>izumu </dc:creator>
    <meta:editing-cycles>10</meta:editing-cycles>
    <meta:creation-date>2011-12-17T08:09:00</meta:creation-date>
    <dc:date>2012-07-18T11:12:05</dc:date>
    <meta:editing-duration>PT4M7S</meta:editing-duration>
    <meta:generator>LibreOffice/3.5$Linux_x86 LibreOffice_project/350m1$Build-2</meta:generator>
    <meta:document-statistic meta:table-count="0" meta:image-count="0" meta:object-count="5" meta:page-count="8" meta:paragraph-count="257" meta:word-count="823" meta:character-count="5648" meta:non-whitespace-character-count="49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8/content.xml><?xml version="1.0" encoding="utf-8"?>
<math xmlns="http://www.w3.org/1998/Math/MathML">
  <semantics>
    <mtable>
      <mtr>
        <mtd>
          <mrow>
            <mi>a</mi>
          </mrow>
        </mtd>
      </mtr>
      <mtr>
        <mtd>
          <mrow/>
        </mtd>
      </mtr>
      <mtr>
        <mtd>
          <mrow>
            <mrow>
              <mo stretchy="false">(</mo>
              <mrow>
                <mrow>
                  <mrow/>
                  <mrow>
                    <mi>i</mi>
                  </mrow>
                </mrow>
                <mrow/>
                <mrow>
                  <mrow>
                    <mo stretchy="false">+</mo>
                    <mn>1</mn>
                  </mrow>
                </mrow>
              </mrow>
              <mo stretchy="false">)</mo>
            </mrow>
          </mrow>
        </mtd>
      </mtr>
      <mtr>
        <mtd>
          <mrow>
            <mrow/>
          </mrow>
        </mtd>
      </mtr>
      <mtr>
        <mtd>
          <mrow>
            <mrow>
              <munderover>
                <mo stretchy="false">∏</mo>
                <mrow>
                  <mrow>
                    <mi>i</mi>
                    <mo stretchy="false">=</mo>
                    <mn>1</mn>
                  </mrow>
                </mrow>
                <mrow>
                  <mi>k</mi>
                </mrow>
              </munderover>
              <mrow/>
            </mrow>
          </mrow>
        </mtd>
      </mtr>
    </mtable>
    <annotation encoding="StarMath 5.0">prod from {i= 1} to {k} {{( a} rsub {i}} +1 )</annotation>
  </semantics>
</math>
</file>